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9cm" table:align="margins"/>
    </style:style>
    <style:style style:name="Aufgabenkarte.A" style:family="table-column">
      <style:table-column-properties style:column-width="1.438cm" style:rel-column-width="9362*"/>
    </style:style>
    <style:style style:name="Aufgabenkarte.G" style:family="table-column">
      <style:table-column-properties style:column-width="1.438cm" style:rel-column-width="9363*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1" style:family="table">
      <style:table-properties style:width="10.059cm" table:align="margins"/>
    </style:style>
    <style:style style:name="Tabelle1.A" style:family="table-column">
      <style:table-column-properties style:column-width="1.438cm" style:rel-column-width="9362*"/>
    </style:style>
    <style:style style:name="Tabelle1.G" style:family="table-column">
      <style:table-column-properties style:column-width="1.438cm" style:rel-column-width="9363*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Tabelle2" style:family="table">
      <style:table-properties style:width="10.059cm" table:align="margins"/>
    </style:style>
    <style:style style:name="Tabelle2.A" style:family="table-column">
      <style:table-column-properties style:column-width="1.438cm" style:rel-column-width="9362*"/>
    </style:style>
    <style:style style:name="Tabelle2.G" style:family="table-column">
      <style:table-column-properties style:column-width="1.438cm" style:rel-column-width="9363*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3" style:family="table">
      <style:table-properties style:width="10.059cm" table:align="margins"/>
    </style:style>
    <style:style style:name="Tabelle3.A" style:family="table-column">
      <style:table-column-properties style:column-width="1.438cm" style:rel-column-width="9362*"/>
    </style:style>
    <style:style style:name="Tabelle3.G" style:family="table-column">
      <style:table-column-properties style:column-width="1.438cm" style:rel-column-width="9363*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4" style:family="table">
      <style:table-properties style:width="10.059cm" table:align="margins"/>
    </style:style>
    <style:style style:name="Tabelle4.A" style:family="table-column">
      <style:table-column-properties style:column-width="1.438cm" style:rel-column-width="9362*"/>
    </style:style>
    <style:style style:name="Tabelle4.G" style:family="table-column">
      <style:table-column-properties style:column-width="1.438cm" style:rel-column-width="9363*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5" style:family="table">
      <style:table-properties style:width="10.059cm" table:align="margins"/>
    </style:style>
    <style:style style:name="Tabelle5.A" style:family="table-column">
      <style:table-column-properties style:column-width="1.438cm" style:rel-column-width="9362*"/>
    </style:style>
    <style:style style:name="Tabelle5.G" style:family="table-column">
      <style:table-column-properties style:column-width="1.438cm" style:rel-column-width="9363*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6" style:family="table">
      <style:table-properties style:width="10.059cm" table:align="margins"/>
    </style:style>
    <style:style style:name="Tabelle6.A" style:family="table-column">
      <style:table-column-properties style:column-width="1.438cm" style:rel-column-width="9362*"/>
    </style:style>
    <style:style style:name="Tabelle6.G" style:family="table-column">
      <style:table-column-properties style:column-width="1.438cm" style:rel-column-width="9363*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7" style:family="table">
      <style:table-properties style:width="10.059cm" table:align="margins"/>
    </style:style>
    <style:style style:name="Tabelle7.A" style:family="table-column">
      <style:table-column-properties style:column-width="1.438cm" style:rel-column-width="9362*"/>
    </style:style>
    <style:style style:name="Tabelle7.G" style:family="table-column">
      <style:table-column-properties style:column-width="1.438cm" style:rel-column-width="9363*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Table_20_Contents">
      <style:text-properties style:font-name="Proxima Nova" fo:font-size="6pt" style:font-size-asian="6pt" style:font-size-complex="6pt"/>
    </style:style>
    <style:style style:name="P5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P6" style:family="paragraph" style:parent-style-name="Table_20_Contents">
      <style:text-properties style:font-name="Liberation Sans" fo:font-size="10pt" style:font-size-asian="10pt" style:font-size-complex="10pt"/>
    </style:style>
    <style:style style:name="P7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a7edd"/>
    </style:style>
    <style:style style:name="T2" style:family="text">
      <style:text-properties officeooo:rsid="002493b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Bereich7" text:protected="true">
            <text:section-source text:section-name="MasterLabel"/>
            <table:table table:name="Tabelle7" table:style-name="Tabelle7">
              <table:table-column table:style-name="Tabelle7.A" table:number-columns-repeated="6"/>
              <table:table-column table:style-name="Tabelle7.G"/>
              <table:table-row table:style-name="Tabelle7.1">
                <table:table-cell table:style-name="Tabelle7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7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7.A3" office:value-type="string">
                  <text:p text:style-name="P4"/>
                </table:table-cell>
                <table:table-cell table:style-name="Tabelle7.A3" office:value-type="string">
                  <text:p text:style-name="P4"/>
                </table:table-cell>
                <table:table-cell table:style-name="Tabelle7.A3" office:value-type="string">
                  <text:p text:style-name="P4"/>
                </table:table-cell>
                <table:table-cell table:style-name="Tabelle7.A3" office:value-type="string">
                  <text:p text:style-name="P4"/>
                </table:table-cell>
                <table:table-cell table:style-name="Tabelle7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36570814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Bereich6" text:protected="true">
            <text:section-source text:section-name="MasterLabel"/>
            <table:table table:name="Tabelle6" table:style-name="Tabelle6">
              <table:table-column table:style-name="Tabelle6.A" table:number-columns-repeated="6"/>
              <table:table-column table:style-name="Tabelle6.G"/>
              <table:table-row table:style-name="Tabelle6.1">
                <table:table-cell table:style-name="Tabelle6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6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6.A3" office:value-type="string">
                  <text:p text:style-name="P4"/>
                </table:table-cell>
                <table:table-cell table:style-name="Tabelle6.A3" office:value-type="string">
                  <text:p text:style-name="P4"/>
                </table:table-cell>
                <table:table-cell table:style-name="Tabelle6.A3" office:value-type="string">
                  <text:p text:style-name="P4"/>
                </table:table-cell>
                <table:table-cell table:style-name="Tabelle6.A3" office:value-type="string">
                  <text:p text:style-name="P4"/>
                </table:table-cell>
                <table:table-cell table:style-name="Tabelle6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41146705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Bereich5" text:protected="true">
            <text:section-source text:section-name="MasterLabel"/>
            <table:table table:name="Tabelle5" table:style-name="Tabelle5">
              <table:table-column table:style-name="Tabelle5.A" table:number-columns-repeated="6"/>
              <table:table-column table:style-name="Tabelle5.G"/>
              <table:table-row table:style-name="Tabelle5.1">
                <table:table-cell table:style-name="Tabelle5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5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5.A3" office:value-type="string">
                  <text:p text:style-name="P4"/>
                </table:table-cell>
                <table:table-cell table:style-name="Tabelle5.A3" office:value-type="string">
                  <text:p text:style-name="P4"/>
                </table:table-cell>
                <table:table-cell table:style-name="Tabelle5.A3" office:value-type="string">
                  <text:p text:style-name="P4"/>
                </table:table-cell>
                <table:table-cell table:style-name="Tabelle5.A3" office:value-type="string">
                  <text:p text:style-name="P4"/>
                </table:table-cell>
                <table:table-cell table:style-name="Tabelle5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48917986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Bereich4" text:protected="true">
            <text:section-source text:section-name="MasterLabel"/>
            <table:table table:name="Tabelle4" table:style-name="Tabelle4">
              <table:table-column table:style-name="Tabelle4.A" table:number-columns-repeated="6"/>
              <table:table-column table:style-name="Tabelle4.G"/>
              <table:table-row table:style-name="Tabelle4.1">
                <table:table-cell table:style-name="Tabelle4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4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4.A3" office:value-type="string">
                  <text:p text:style-name="P4"/>
                </table:table-cell>
                <table:table-cell table:style-name="Tabelle4.A3" office:value-type="string">
                  <text:p text:style-name="P4"/>
                </table:table-cell>
                <table:table-cell table:style-name="Tabelle4.A3" office:value-type="string">
                  <text:p text:style-name="P4"/>
                </table:table-cell>
                <table:table-cell table:style-name="Tabelle4.A3" office:value-type="string">
                  <text:p text:style-name="P4"/>
                </table:table-cell>
                <table:table-cell table:style-name="Tabelle4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52961416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Bereich3" text:protected="true">
            <text:section-source text:section-name="MasterLabel"/>
            <table:table table:name="Tabelle3" table:style-name="Tabelle3">
              <table:table-column table:style-name="Tabelle3.A" table:number-columns-repeated="6"/>
              <table:table-column table:style-name="Tabelle3.G"/>
              <table:table-row table:style-name="Tabelle3.1">
                <table:table-cell table:style-name="Tabelle3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3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3.A3" office:value-type="string">
                  <text:p text:style-name="P4"/>
                </table:table-cell>
                <table:table-cell table:style-name="Tabelle3.A3" office:value-type="string">
                  <text:p text:style-name="P4"/>
                </table:table-cell>
                <table:table-cell table:style-name="Tabelle3.A3" office:value-type="string">
                  <text:p text:style-name="P4"/>
                </table:table-cell>
                <table:table-cell table:style-name="Tabelle3.A3" office:value-type="string">
                  <text:p text:style-name="P4"/>
                </table:table-cell>
                <table:table-cell table:style-name="Tabelle3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56728872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Bereich2" text:protected="true">
            <text:section-source text:section-name="MasterLabel"/>
            <table:table table:name="Tabelle2" table:style-name="Tabelle2">
              <table:table-column table:style-name="Tabelle2.A" table:number-columns-repeated="6"/>
              <table:table-column table:style-name="Tabelle2.G"/>
              <table:table-row table:style-name="Tabelle2.1">
                <table:table-cell table:style-name="Tabelle2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2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2.A3" office:value-type="string">
                  <text:p text:style-name="P4"/>
                </table:table-cell>
                <table:table-cell table:style-name="Tabelle2.A3" office:value-type="string">
                  <text:p text:style-name="P4"/>
                </table:table-cell>
                <table:table-cell table:style-name="Tabelle2.A3" office:value-type="string">
                  <text:p text:style-name="P4"/>
                </table:table-cell>
                <table:table-cell table:style-name="Tabelle2.A3" office:value-type="string">
                  <text:p text:style-name="P4"/>
                </table:table-cell>
                <table:table-cell table:style-name="Tabelle2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60569879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Bereich1" text:protected="true">
            <text:section-source text:section-name="MasterLabel"/>
            <table:table table:name="Tabelle1" table:style-name="Tabelle1">
              <table:table-column table:style-name="Tabelle1.A" table:number-columns-repeated="6"/>
              <table:table-column table:style-name="Tabelle1.G"/>
              <table:table-row table:style-name="Tabelle1.1">
                <table:table-cell table:style-name="Tabelle1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1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Tabelle1.A3" office:value-type="string">
                  <text:p text:style-name="P4"/>
                </table:table-cell>
                <table:table-cell table:style-name="Tabelle1.A3" office:value-type="string">
                  <text:p text:style-name="P4"/>
                </table:table-cell>
                <table:table-cell table:style-name="Tabelle1.A3" office:value-type="string">
                  <text:p text:style-name="P4"/>
                </table:table-cell>
                <table:table-cell table:style-name="Tabelle1.A3" office:value-type="string">
                  <text:p text:style-name="P4"/>
                </table:table-cell>
                <table:table-cell table:style-name="Tabelle1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64949633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sterLabel">
            <table:table table:name="Aufgabenkarte" table:style-name="Aufgabenkarte">
              <table:table-column table:style-name="Aufgabenkarte.A" table:number-columns-repeated="6"/>
              <table:table-column table:style-name="Aufgabenkarte.G"/>
              <table:table-row table:style-name="Aufgabenkarte.1">
                <table:table-cell table:style-name="Aufgabenkarte.A1" table:number-columns-spanned="7" office:value-type="string">
                  <text:p text:style-name="P6"><text:database-display text:table-name="FiSI_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7" office:value-type="string">
                  <text:p text:style-name="P7"><text:database-display text:table-name="FiSI_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6"><text:database-display text:table-name="FiSI_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Aufgabenkarte.A2" table:number-rows-spanned="3" table:number-columns-spanned="6" office:value-type="string">
                  <text:p text:style-name="P6"><text:database-display text:table-name="FiSI_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5"><text:span text:style-name="T2">Ausbildungsj</text:span>ahr <text:s/><text:database-display text:table-name="FiSI_DetailKarten" text:table-type="table" text:column-name="Jahr" text:database-name="Ausbildungsplan_tab">&lt;Jahr&gt;</text:database-display><text:s text:c="2"/></text:p>
                </table:table-cell>
                <table:covered-table-cell/>
                <table:table-cell table:style-name="Aufgabenkarte.A3" office:value-type="string">
                  <text:p text:style-name="P4"/>
                </table:table-cell>
                <table:table-cell table:style-name="Aufgabenkarte.A3" office:value-type="string">
                  <text:p text:style-name="P4"/>
                </table:table-cell>
                <table:table-cell table:style-name="Aufgabenkarte.A3" office:value-type="string">
                  <text:p text:style-name="P4"/>
                </table:table-cell>
                <table:table-cell table:style-name="Aufgabenkarte.A3" office:value-type="string">
                  <text:p text:style-name="P4"/>
                </table:table-cell>
                <table:table-cell table:style-name="Aufgabenkarte.A2" office:value-type="string">
                  <text:p text:style-name="P5"><text:database-display text:table-name="FiSI_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3-06T14:26:05.770841273">6. Mrz 20</text:date><text:s/>- <text:s/><text:database-next text:table-name="FiSI_DetailKarten" text:table-type="table" text:condition="ooow:TRUE" text:database-name="Ausbildungsplan_tab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aper-tray-name="Auto Select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3T14:45:55.250423096</meta:creation-date>
    <dc:date>2020-03-06T14:25:37.731200897</dc:date>
    <meta:editing-duration>PT48M49S</meta:editing-duration>
    <meta:editing-cycles>21</meta:editing-cycles>
    <meta:generator>LibreOffice/6.3.4.2.0$Linux_X86_64 LibreOffice_project/30$Build-2</meta:generator>
    <dc:creator>Jürgen Geinitz</dc:creator>
    <meta:document-statistic meta:table-count="8" meta:image-count="0" meta:object-count="0" meta:page-count="1" meta:paragraph-count="56" meta:word-count="96" meta:character-count="624" meta:non-whitespace-character-count="536"/>
  </office:meta>
</office:document-meta>
</file>